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1860" officeooo:paragraph-rsid="0008186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1860" officeooo:paragraph-rsid="0008186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81860" officeooo:paragraph-rsid="0008186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81860" officeooo:paragraph-rsid="0008186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9da90" officeooo:paragraph-rsid="0009da90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81860" officeooo:paragraph-rsid="0008186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81860" officeooo:paragraph-rsid="00081860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9da90" officeooo:paragraph-rsid="0009da90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9da90" officeooo:paragraph-rsid="0009da90" style:font-weight-asian="normal" style:font-weight-complex="normal"/>
    </style:style>
    <style:style style:name="T1" style:family="text">
      <style:text-properties officeooo:rsid="000a2e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fe as a Soldier During the Revolutionary War</text:p>
      <text:p text:style-name="P1"/>
      <text:p text:style-name="P3">Minutemen</text:p>
      <text:p text:style-name="P3"/>
      <text:list xml:id="list6463109186804881836" text:style-name="L1">
        <text:list-item>
          <text:p text:style-name="P6">were citizen soldiers</text:p>
        </text:list-item>
        <text:list-item>
          <text:p text:style-name="P8">no uniforms</text:p>
        </text:list-item>
        <text:list-item>
          <text:p text:style-name="P8">had to provide all of their own supplies and weapons</text:p>
        </text:list-item>
        <text:list-item>
          <text:p text:style-name="P8">main equipment</text:p>
          <text:list>
            <text:list-item>
              <text:p text:style-name="P8">knapsack with food, clothing, and blanket (20lbs)</text:p>
            </text:list-item>
            <text:list-item>
              <text:p text:style-name="P8">cartridge box with ammunition (10lbs)</text:p>
            </text:list-item>
            <text:list-item>
              <text:p text:style-name="P8">musket, the primary weapon of all revolutionary soldiers; experts could fire three times a minute (10lbs)</text:p>
            </text:list-item>
            <text:list-item>
              <text:p text:style-name="P8">socket bayonet for musket (1lb)</text:p>
            </text:list-item>
          </text:list>
        </text:list-item>
      </text:list>
      <text:p text:style-name="P3">Redcoats</text:p>
      <text:p text:style-name="P3"/>
      <text:list xml:id="list4496538669745706248" text:style-name="L2">
        <text:list-item>
          <text:p text:style-name="P9">were provided with uniforms</text:p>
        </text:list-item>
        <text:list-item>
          <text:p text:style-name="P9">wore red to frighten enemies</text:p>
        </text:list-item>
        <text:list-item>
          <text:p text:style-name="P9">wore strange hats to allow them to put musket over shoulder and throw a grenade easily</text:p>
        </text:list-item>
        <text:list-item>
          <text:p text:style-name="P9">lifetime enlistment</text:p>
        </text:list-item>
        <text:list-item>
          <text:p text:style-name="P9"><text:span text:style-name="T1">10 pence </text:span>a <text:span text:style-name="T1">day</text:span></text:p>
        </text:list-item>
        <text:list-item>
          <text:p text:style-name="P9">equipment:</text:p>
          <text:list>
            <text:list-item>
              <text:p text:style-name="P9">had to pay for all your own stuff</text:p>
            </text:list-item>
            <text:list-item>
              <text:p text:style-name="P9">basically the same equipment as a minuteman</text:p>
            </text:list-item>
          </text:list>
        </text:list-item>
        <text:list-item>
          <text:p text:style-name="P9">most enlistments were not voluntary</text:p>
          <text:list>
            <text:list-item>
              <text:p text:style-name="P9">each regiment had a recruiting squad</text:p>
            </text:list-item>
          </text:list>
        </text:list-item>
        <text:list-item>
          <text:p text:style-name="P9"/>
        </text:list-item>
      </text:list>
      <text:p text:style-name="P3"/>
      <text:p text:style-name="P2">Sources</text:p>
      <text:p text:style-name="P4"><text:a xlink:type="simple" xlink:href="http://www.nps.gove/mima/forteachers/upload/essentials.pdf" text:style-name="Internet_20_link" text:visited-style-name="Visited_20_Internet_20_Link">www.nps.gov/mima/forteachers/upload/essentials.pdf</text:a></text:p>
      <text:p text:style-name="P4"/>
      <text:p text:style-name="P4"><text:a xlink:type="simple" xlink:href="http://www.loc.gov/teachers/classroommaterials/presentatinosandactivities/presentations/timeline/amrev/homefrnt/" text:style-name="Internet_20_link" text:visited-style-name="Visited_20_Internet_20_Link">www.loc.gov/teachers/classroommaterials/presentationsandactivities/presentations/timeline/amrev/homefrnt/</text:a></text:p>
      <text:p text:style-name="P4"/>
      <text:p text:style-name="P5"><text:a xlink:type="simple" xlink:href="http://www.nps.gov/history/logcabin/html/vf4.html" text:style-name="Internet_20_link" text:visited-style-name="Visited_20_Internet_20_Link">www.nps.gov/history/logcabin/html/vf4.html</text:a></text:p>
      <text:p text:style-name="P5"/>
      <text:p text:style-name="P5"><text:a xlink:type="simple" xlink:href="http://www.revolutionarywararchives.org/soldiersofking.html" text:style-name="Internet_20_link" text:visited-style-name="Visited_20_Internet_20_Link">www.revolutionarywararchives.org/soldiersofking.html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5:15:25.506680324</meta:creation-date>
    <meta:editing-duration>PT12H16M38S</meta:editing-duration>
    <meta:editing-cycles>3</meta:editing-cycles>
    <meta:generator>LibreOffice/4.3.2.2.0$Linux_X86_64 LibreOffice_project/430m0$Build-2</meta:generator>
    <dc:date>2014-10-01T20:56:02.579260080</dc:date>
    <meta:document-statistic meta:table-count="0" meta:image-count="0" meta:object-count="0" meta:page-count="1" meta:paragraph-count="27" meta:word-count="142" meta:character-count="989" meta:non-whitespace-character-count="892"/>
  </office:meta>
</office:document-meta>
</file>